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4700b8" fo:font-size="9pt" style:font-size-asian="9pt" style:font-size-complex="9pt"/>
    </style:style>
    <style:style style:name="P2" style:family="paragraph" style:parent-style-name="Standard">
      <style:text-properties fo:color="#4700b8" fo:font-size="9pt" fo:background-color="#ffffff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fo:font-size="9pt" fo:background-color="#ffffff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Text_20_body">
      <style:text-properties fo:color="#2300dc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color="#000000" fo:background-color="#ffffff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7"/>
    <style:style style:name="P13" style:family="paragraph" style:parent-style-name="Standard">
      <style:text-properties fo:color="#000000" fo:font-size="9pt" fo:background-color="#ffffff" style:font-size-asian="9pt" style:font-size-complex="9pt"/>
    </style:style>
    <style:style style:name="P14" style:family="paragraph" style:parent-style-name="Standard" style:list-style-name="L8">
      <style:text-properties fo:color="#000000" fo:font-size="9pt" fo:background-color="#ffffff" style:font-size-asian="9pt" style:font-size-complex="9pt"/>
    </style:style>
    <style:style style:name="P15" style:family="paragraph" style:parent-style-name="Standard" style:list-style-name="L9">
      <style:text-properties fo:color="#000000" fo:font-size="9pt" fo:background-color="#ffffff" style:font-size-asian="9pt" style:font-size-complex="9pt"/>
    </style:style>
    <style:style style:name="P16" style:family="paragraph" style:parent-style-name="Standard" style:list-style-name="L10">
      <style:text-properties fo:font-size="9pt" style:font-size-asian="9pt" style:font-size-complex="9pt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T1" style:family="text">
      <style:text-properties fo:color="#4700b8"/>
    </style:style>
    <style:style style:name="T2" style:family="text">
      <style:text-properties fo:color="#4700b8" fo:background-color="#ffffff"/>
    </style:style>
    <style:style style:name="T3" style:family="text">
      <style:text-properties fo:color="#4700b8" fo:font-size="9pt" fo:background-color="#ffffff" style:font-size-asian="9pt" style:font-size-complex="9pt"/>
    </style:style>
    <style:style style:name="T4" style:family="text">
      <style:text-properties fo:color="#4700b8" fo:font-size="9pt" style:font-size-asian="9pt" style:font-size-complex="9pt"/>
    </style:style>
    <style:style style:name="T5" style:family="text">
      <style:text-properties fo:color="#ff3333" fo:background-color="#ffff66"/>
    </style:style>
    <style:style style:name="T6" style:family="text">
      <style:text-properties fo:color="#ff3333" fo:font-size="9pt" fo:background-color="#ffff66" style:font-size-asian="9pt" style:font-size-complex="9pt"/>
    </style:style>
    <style:style style:name="T7" style:family="text">
      <style:text-properties fo:color="#b80047"/>
    </style:style>
    <style:style style:name="T8" style:family="text">
      <style:text-properties fo:color="#b80047" fo:font-size="9pt" style:font-size-asian="9pt" style:font-size-complex="9pt"/>
    </style:style>
    <style:style style:name="T9" style:family="text">
      <style:text-properties fo:color="#b80047" fo:background-color="#ffffff"/>
    </style:style>
    <style:style style:name="T10" style:family="text">
      <style:text-properties fo:color="#000000" fo:background-color="#ffff00"/>
    </style:style>
    <style:style style:name="T11" style:family="text">
      <style:text-properties fo:color="#000000" fo:font-size="9pt" fo:background-color="#ffff00" style:font-size-asian="9pt" style:font-size-complex="9pt"/>
    </style:style>
    <style:style style:name="T12" style:family="text">
      <style:text-properties fo:color="#000000" fo:font-size="9pt" style:font-size-asian="9pt" style:font-size-complex="9pt"/>
    </style:style>
    <style:style style:name="T13" style:family="text">
      <style:text-properties fo:color="#000000" fo:font-size="9pt" fo:background-color="#ffffff" style:font-size-asian="9pt" style:font-size-complex="9pt"/>
    </style:style>
    <style:style style:name="T14" style:family="text">
      <style:text-properties fo:color="#000000" fo:background-color="#ffffff"/>
    </style:style>
    <style:style style:name="T15" style:family="text">
      <style:text-properties fo:color="#000000" fo:font-weight="bold" fo:background-color="#ffffff" style:font-weight-asian="bold" style:font-weight-complex="bold"/>
    </style:style>
    <style:style style:name="T16" style:family="text">
      <style:text-properties fo:color="#000000" fo:font-weight="normal" fo:background-color="#ffffff" style:font-weight-asian="normal" style:font-weight-complex="normal"/>
    </style:style>
    <style:style style:name="T17" style:family="text">
      <style:text-properties fo:color="#000000" style:text-underline-style="none"/>
    </style:style>
    <style:style style:name="T18" style:family="text">
      <style:text-properties fo:background-color="#ffff00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color="#004586"/>
    </style:style>
    <style:style style:name="T21" style:family="text">
      <style:text-properties fo:color="#004586" fo:background-color="#ffffff"/>
    </style:style>
    <style:style style:name="T22" style:family="text">
      <style:text-properties fo:color="#2300dc"/>
    </style:style>
    <style:style style:name="T23" style:family="text">
      <style:text-properties fo:color="#6b4794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Описание OPC сервера для многоканального газоанализатора ПСОИ-02.</text:p>
      <text:h text:style-name="P8" text:outline-level="1">Введение</text:h>
      <text:p text:style-name="Standard"><text:tab/>Данный документ является описанием OPC сервера для многоканального газоанализатора ПСОИ-02 (далее - "OPC сервер"). OPC сервер представляет собой реализацию набора интерфейсов OPC DA2 и предназначен для получения данных с газоанализатора ПСОИ-02 по протоколу RS-232.</text:p>
      <text:h text:style-name="P8" text:outline-level="1">Технические требования OPC сервера</text:h>
      <text:h text:style-name="P9" text:outline-level="2">Минимальные требования к аппаратным средствам</text:h>
      <text:list text:style-name="L1">
        <text:list-item>
          <text:p text:style-name="P17">Процессор: 300 Mhz</text:p>
        </text:list-item>
        <text:list-item>
          <text:p text:style-name="P17">Оперативная память: 128 Mb</text:p>
        </text:list-item>
        <text:list-item>
          <text:p text:style-name="P17">Свободное дисковое пространство: 2 Mb</text:p>
        </text:list-item>
        <text:list-item>
          <text:p text:style-name="P17">1 свободный COM (RS-232) порт</text:p>
        </text:list-item>
      </text:list>
      <text:h text:style-name="P9" text:outline-level="2">Минимальные требования к программным средствам</text:h>
      <text:list text:style-name="L2">
        <text:list-item>
          <text:p text:style-name="P18">Операционная система Windows 2000/XP/2003</text:p>
        </text:list-item>
      </text:list>
      <text:h text:style-name="P8" text:outline-level="1">Описание процесса сборки OPC сервера</text:h>
      <text:p text:style-name="Text_20_body"><text:tab/>Исходные файлы OPC сервера находятся в директории:</text:p>
      <text:p text:style-name="P7">path_to_fat_rat_library\projects\opc\psoi2\</text:p>
      <text:p text:style-name="Text_20_body"><text:tab/><text:span text:style-name="T22">include\*.*</text:span> - заголовочные файлы</text:p>
      <text:p text:style-name="Text_20_body"><text:tab/><text:span text:style-name="T22">src\*.*</text:span> - файлы с исходными текстами</text:p>
      <text:p text:style-name="Text_20_body"><text:tab/><text:span text:style-name="T22">config.xml</text:span> - пример файла конфигурации</text:p>
      <text:p text:style-name="Text_20_body">Необходимое ПО:</text:p>
      <text:list text:style-name="L3">
        <text:list-item>
          <text:p text:style-name="P19">VS2005 sp1</text:p>
        </text:list-item>
      </text:list>
      <text:list text:style-name="L4">
        <text:list-item>
          <text:p text:style-name="P20">интерпретатор языка <text:a xlink:type="simple" xlink:href="http://www.ruby-lang.org/">Ruby</text:a> <text:a xlink:type="simple" xlink:href="http://www.ruby-lang.org/"><text:span text:style-name="T17">(не обязательно)</text:span></text:a></text:p>
        </text:list-item>
      </text:list>
      <text:list text:style-name="L5">
        <text:list-item>
          <text:p text:style-name="P21"><text:a xlink:type="simple" xlink:href="http://rubyforge.org/projects/mxx-ru">Mxx_ru</text:a> - инструмент для компиляции и сборки проектов (не обязательно)</text:p>
        </text:list-item>
      </text:list>
      <text:p text:style-name="Text_20_body">или </text:p>
      <text:list text:style-name="L5">
        <text:list-item text:start-value="1">
          <text:p text:style-name="P21"><text:a xlink:type="simple" xlink:href="http://www.mingw.org/">MinGW</text:a> 3.4.5 (или выше)</text:p>
        </text:list-item>
        <text:list-item>
          <text:p text:style-name="P21">интерпретатор языка <text:a xlink:type="simple" xlink:href="http://www.ruby-lang.org/">Ruby</text:a></text:p>
        </text:list-item>
        <text:list-item>
          <text:p text:style-name="P21"><text:a xlink:type="simple" xlink:href="http://rubyforge.org/projects/mxx-ru">Mxx_ru</text:a> - инструмент для компиляции и сборки проектов</text:p>
        </text:list-item>
      </text:list>
      <text:p text:style-name="Text_20_body">Для сборки OPC сервера:</text:p>
      <text:list text:style-name="L6">
        <text:list-item>
          <text:p text:style-name="P22">с помощью VS2005 из директории <text:span text:style-name="T22">path_to_fat_rat_library\ build_tools\mvs8 </text:span>необходимо вызвать "msbuild frl.sln /p:Configuration=Release"</text:p>
        </text:list-item>
        <text:list-item>
          <text:p text:style-name="P22">с помошью Mxx_ru и Mingw нужно вызвать пакетный файл <text:span text:style-name="T23">mingw_build_release.bat</text:span> из директории <text:s/><text:span text:style-name="T22">path_to_fat_rat_library\ build_tools\mvs8\mxx_ru</text:span></text:p>
        </text:list-item>
        <text:list-item>
          <text:p text:style-name="P22">с помошью Mxx_ru и VS2005 нужно вызвать пакетный файл <text:span text:style-name="T23">vc8_build_release.bat</text:span> из директории <text:s/><text:span text:style-name="T22">path_to_fat_rat_library\ build_tools\mvs8\mxx_ru</text:span></text:p>
        </text:list-item>
      </text:list>
      <text:p text:style-name="Standard">После сборки файлы OPC сервера будут скопированы в директорию:</text:p>
      <text:p text:style-name="Standard"><text:span text:style-name="T22">path_to_fat_rat_library\output\projects\opc\psoi2</text:span><text:span text:style-name="T20">\</text:span></text:p>
      <text:p text:style-name="P6"><text:span text:style-name="T20">opc_psoi2.exe</text:span> - opc сервер</text:p>
      <text:p text:style-name="P6"><text:span text:style-name="T20">config.xml</text:span> - пример файла конфигурации OPC сервера</text:p>
      <text:h text:style-name="P8" text:outline-level="1"><text:soft-page-break/>Формат файла конфигурации OPC сервера</text:h>
      <text:p text:style-name="P3"><text:span text:style-name="T5">&lt;?</text:span><text:span text:style-name="T2">xml</text:span> <text:span text:style-name="T7">version</text:span>="<text:span text:style-name="T10">1.0</text:span>"<text:span text:style-name="T5">?&gt;</text:span></text:p>
      <text:p text:style-name="P3"><text:span text:style-name="T1">&lt;Config</text:span> <text:span text:style-name="T7">ShowWindow</text:span>="<text:span text:style-name="T10">1</text:span>" <text:span text:style-name="T7">ExitOnAllClientDisconnected</text:span>="<text:span text:style-name="T10">0</text:span>"<text:span text:style-name="T1">&gt;</text:span></text:p>
      <text:p text:style-name="P3"><text:tab/><text:span text:style-name="T1">&lt;Log</text:span> <text:span text:style-name="T7">Level</text:span>="<text:span text:style-name="T10">trace</text:span>" <text:span text:style-name="T7">LogFileNamePrefix</text:span>="<text:span text:style-name="T18">psoi2_</text:span>" <text:span text:style-name="T7">ConsoleLogLocale</text:span>="<text:span text:style-name="T10">Russian</text:span>"<text:span text:style-name="T1">/&gt;</text:span></text:p>
      <text:p text:style-name="P3"><text:tab/><text:span text:style-name="T1">&lt;Psoi2</text:span> <text:span text:style-name="T7">ComPort</text:span>="<text:span text:style-name="T10">1</text:span>" <text:span text:style-name="T7">Channels</text:span>="<text:span text:style-name="T10">5</text:span>" <text:span text:style-name="T7">Simulation</text:span>="<text:span text:style-name="T10">0</text:span>" <text:span text:style-name="T1">/&gt;</text:span></text:p>
      <text:p text:style-name="P3"><text:tab/><text:span text:style-name="T1">&lt;Psoi2</text:span> <text:span text:style-name="T7">ComPort</text:span>="<text:span text:style-name="T10">7</text:span>" <text:span text:style-name="T7">Channels</text:span>="<text:span text:style-name="T10">20</text:span>" <text:span text:style-name="T7">Simulation</text:span>="<text:span text:style-name="T10">1</text:span>" <text:span text:style-name="T1">/&gt;</text:span></text:p>
      <text:p text:style-name="P1">&lt;/Config&gt;</text:p>
      <text:p text:style-name="P3"/>
      <text:p text:style-name="Standard">Файл конфигурации имеет xml подобный синтаксис. Cтрока "<text:span text:style-name="T6">&lt;?</text:span><text:span text:style-name="T3">xml</text:span><text:span text:style-name="T19"> </text:span><text:span text:style-name="T8">version</text:span><text:span text:style-name="T19">="</text:span><text:span text:style-name="T11">1.0</text:span><text:span text:style-name="T19">"</text:span><text:span text:style-name="T6">?&gt;</text:span>" является стандартным объявлением XML и необязательна. Элемент <text:span text:style-name="T4">Config</text:span> является корневым элементом файла конфигурации. Этот элемент имеет следующие атрибуты:</text:p>
      <text:list text:style-name="L7">
        <text:list-item>
          <text:p text:style-name="P12"><text:span text:style-name="T8">ShowWindow</text:span> - атрибут отвечающий за скрытие/отображение консоли OPC сервера (0 - консоль скрыта, 1 - консоль отображается).</text:p>
        </text:list-item>
        <text:list-item>
          <text:p text:style-name="P12"><text:span text:style-name="T8">ExitOnAllClientDisconnected</text:span> - атрибут настраивающий поведение OPC сервера при отключение всех клиентов (0 - продолжат работать, 1 - завершает работу).</text:p>
          <text:p text:style-name="P12"/>
        </text:list-item>
      </text:list>
      <text:p text:style-name="Standard">Элемент <text:span text:style-name="T4">Log </text:span><text:span text:style-name="T12">настраивает логирование. Его атрибуты:</text:span></text:p>
      <text:list text:style-name="L8">
        <text:list-item>
          <text:p><text:span text:style-name="T7">Level </text:span><text:span text:style-name="T14">- атрибут овечающий за уровень логирования. Доступны следующие уровни: </text:span><text:span text:style-name="T10">trace</text:span><text:span text:style-name="T14"> - выводится вся возможная информация (</text:span><text:span text:style-name="T15">внимание! </text:span><text:span text:style-name="T16">При работе с уровнем логирования trace размер лог-файла может увеличиваться до 10-20 mB в сутки</text:span><text:span text:style-name="T14">), </text:span><text:span text:style-name="T10">warning</text:span><text:span text:style-name="T14"> - выводятся предупреждения, ошибки и информационные сообщения (например: время запуска opc сервера), </text:span><text:span text:style-name="T10">error</text:span><text:span text:style-name="T14"> - выводятся только сообщения о ошибках и информационные сообщения, </text:span><text:span text:style-name="T10">none</text:span><text:span text:style-name="T14"> - сообщения не выводятся.</text:span></text:p>
        </text:list-item>
        <text:list-item>
          <text:p><text:span text:style-name="T9">LogFileNamePrefix </text:span><text:span text:style-name="T14">- атрибут устанавливающий префикс для лог-файлов (например: если установлен префикс "test_", то имя лог-файла для ПСОИ-2 на COM порту №1 будет выглядеть как "test_COM_1.log").</text:span></text:p>
        </text:list-item>
        <text:list-item>
          <text:p><text:span text:style-name="T9">ConsoleLogLocale </text:span><text:span text:style-name="T14">- это атрибут настраивает кодировку консоли(необходимо, для корректного отображения русского языка).</text:span></text:p>
          <text:p text:style-name="P14"/>
        </text:list-item>
      </text:list>
      <text:p text:style-name="Standard">Элемент <text:span text:style-name="T4">Psoi2 </text:span><text:span text:style-name="T13">имеет следующие атрибуты:</text:span></text:p>
      <text:list text:style-name="L9">
        <text:list-item>
          <text:p><text:span text:style-name="T9">ComPort </text:span><text:span text:style-name="T14">- атрибут указывающий номер порта.</text:span></text:p>
        </text:list-item>
        <text:list-item>
          <text:p><text:span text:style-name="T7">Channels </text:span><text:span text:style-name="T14">- атрибут для настройки количества каналов ПСОИ-2.</text:span></text:p>
        </text:list-item>
        <text:list-item>
          <text:p><text:span text:style-name="T9">Simulation </text:span><text:span text:style-name="T14">- атрибут предназначеный для запуска сервера на компьютере не имеющего заданного COM порта, (например: для приема данных с ПСОИ-2 используется COM порт №7, но на станции разработки COM порта с таким номером нет, установив атрибут </text:span><text:span text:style-name="T9">Simulation=</text:span><text:span text:style-name="T14">"</text:span><text:span text:style-name="T10">1</text:span><text:span text:style-name="T14">", разработчик может запустить OPC сервер для конфигурирования SCADA системы. При этом в тэги значений каналов будут записываться случайные числа.)</text:span></text:p>
          <text:p text:style-name="P15"/>
        </text:list-item>
      </text:list>
      <text:p text:style-name="P3"><text:span text:style-name="T14"><text:tab/>Элементов </text:span><text:span text:style-name="T2">Psoi2 </text:span><text:span text:style-name="T14">может быть несколько - по количеству подключенных устроиств. В приведённом выше конфиг-файле описана следующая конфигурация: OPC сервер при запуске отображает консоль, при отключение всех клиентов сервер продолжает работать, уровень логирования настроен на вывод всех сообщений в лог-файлы psoi2_COM_1.log и psoi2_COM_2.log, выводятся все доступные сообщения, сообщения также дублируются в консоль с кодировкой "Russian", к COM порту №1 подключено 5 канальное устройство ПСОИ-2, к COM порту №7 подключено 20 канальное устройство, но используется режим имитации, для настройки на компьютере не имеющего COM порта №7.</text:span></text:p>
      <text:h text:style-name="P10" text:outline-level="1">Тестирование OPC сервера</text:h>
      <text:p text:style-name="P3"><text:span text:style-name="T14"><text:tab/>Для тестирования OPC сервера может быть использована программа </text:span><text:span text:style-name="T21">test_psoi2_sender.exe </text:span><text:span text:style-name="T14">Для ее настройки используется соответствующий файл конфигурации:</text:span></text:p>
      <text:p text:style-name="P3"><text:span text:style-name="T5">&lt;?</text:span><text:span text:style-name="T2">xml</text:span><text:span text:style-name="T14"> </text:span><text:span text:style-name="T9">version</text:span><text:span text:style-name="T14">="</text:span><text:span text:style-name="T10">1.0</text:span><text:span text:style-name="T14">"</text:span><text:span text:style-name="T5">?&gt;</text:span></text:p>
      <text:p text:style-name="P2">&lt;Config&gt;</text:p>
      <text:p text:style-name="P3"><text:span text:style-name="T14"><text:tab/></text:span><text:span text:style-name="T2">&lt;Psoi2Sender</text:span><text:span text:style-name="T14"> </text:span><text:span text:style-name="T9">ComPort</text:span><text:span text:style-name="T14">="</text:span><text:span text:style-name="T10">1</text:span><text:span text:style-name="T14">" </text:span><text:span text:style-name="T9">Channels</text:span><text:span text:style-name="T14">="</text:span><text:span text:style-name="T10">5</text:span><text:span text:style-name="T14">" </text:span><text:span text:style-name="T9">Delay</text:span><text:span text:style-name="T14">="</text:span><text:span text:style-name="T10">5</text:span><text:span text:style-name="T14">"</text:span><text:span text:style-name="T2">/&gt;</text:span></text:p>
      <text:p text:style-name="P2">&lt;/Config&gt;</text:p>
      <text:p text:style-name="P4"><text:s/></text:p>
      <text:p text:style-name="P3"><text:span text:style-name="T14">имеющий следующие элементы: </text:span><text:span text:style-name="T2">Config</text:span><text:span text:style-name="T14"> являющийся корневым элементом файла конфигурации. <text:s/>Элемент </text:span><text:span text:style-name="T2">Psoi2Sender</text:span><text:span text:style-name="T14"> который</text:span><text:span text:style-name="T2"> </text:span><text:span text:style-name="T14">имеет следующие атрибуты:</text:span></text:p>
      <text:list text:style-name="L10">
        <text:list-item>
          <text:p text:style-name="P16"><text:span text:style-name="T9">ComPort </text:span><text:span text:style-name="T14">- атрибут указывающий номер порта.</text:span></text:p>
        </text:list-item>
        <text:list-item>
          <text:p text:style-name="P16"><text:span text:style-name="T9">Channels </text:span><text:span text:style-name="T14">- <text:s/>атрибут для настройки количества каналов.</text:span></text:p>
        </text:list-item>
        <text:list-item>
          <text:p text:style-name="P16"><text:span text:style-name="T9">Delay </text:span><text:span text:style-name="T14">- задержка между информационными посылками в секундах.</text:span></text:p>
        </text:list-item>
      </text:list>
      <text:p text:style-name="P4">В процессе работы программа гененерирует информационные посылки, содержащие случайные значения каналов в диапазоне от 0 до 100. Программа может работать только с одним COM портом одновременно. Соответствующие COM порты должны быть соединены нуль-модемным кабеле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8-04-29T09:17:51</meta:creation-date>
    <dc:date>2008-05-04T16:39:14</dc:date>
    <meta:editing-cycles>24</meta:editing-cycles>
    <meta:editing-duration>PT3H48M12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2" meta:paragraph-count="64" meta:word-count="720" meta:character-count="5314"/>
  </office:meta>
</office:document-meta>
</file>